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Sans Serif6" svg:font-family="'Microsoft Sans Serif'"/>
    <style:font-face style:name="Microsoft Sans Serif5" svg:font-family="'Microsoft Sans Serif'" style:font-adornments="Regular"/>
    <style:font-face style:name="Mangal1" svg:font-family="Mangal" style:font-pitch="variable"/>
    <style:font-face style:name="Microsoft Sans Serif7" svg:font-family="'Microsoft Sans Serif'" style:font-pitch="variable"/>
    <style:font-face style:name="Microsoft Sans Serif4" svg:font-family="'Microsoft Sans Serif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adornments="Regular" style:font-family-generic="roman" style:font-pitch="variable"/>
    <style:font-face style:name="Microsoft Sans Serif3" svg:font-family="'Microsoft Sans Serif'" style:font-family-generic="swiss" style:font-pitch="variable"/>
    <style:font-face style:name="Microsoft Sans Serif2" svg:font-family="'Microsoft Sans Serif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21cm" fo:min-width="1.94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.82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4.42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5.987cm" fo:min-width="9.7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061cm" fo:min-width="0.131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.13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.828cm"/>
    </style:style>
    <style:style style:name="gr10" style:family="graphic" style:parent-style-name="standard">
      <style:graphic-properties draw:textarea-horizontal-align="justify" draw:textarea-vertical-align="middle" draw:auto-grow-height="false" fo:min-height="0.321cm" fo:min-width="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3.418cm"/>
    </style:style>
    <style:style style:name="gr12" style:family="graphic" style:parent-style-name="standard">
      <style:graphic-properties draw:textarea-horizontal-align="justify" draw:textarea-vertical-align="middle" draw:auto-grow-height="false" fo:min-height="0.35cm" fo:min-width="0.8cm"/>
    </style:style>
    <style:style style:name="gr13" style:family="graphic" style:parent-style-name="standard">
      <style:graphic-properties draw:textarea-horizontal-align="justify" draw:textarea-vertical-align="middle" draw:auto-grow-height="false" fo:min-height="0.35cm" fo:min-width="3.8cm"/>
    </style:style>
    <style:style style:name="gr14" style:family="graphic" style:parent-style-name="standard">
      <style:graphic-properties draw:textarea-horizontal-align="justify" draw:textarea-vertical-align="middle" draw:auto-grow-height="false" fo:min-height="0.35cm" fo:min-width="2.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0.55cm" fo:min-width="1.6cm"/>
    </style:style>
    <style:style style:name="gr17" style:family="graphic" style:parent-style-name="standard">
      <style:graphic-properties draw:textarea-horizontal-align="justify" draw:textarea-vertical-align="middle" draw:auto-grow-height="false" fo:min-height="0.35cm" fo:min-width="2.4cm"/>
    </style:style>
    <style:style style:name="gr18" style:family="graphic" style:parent-style-name="standard">
      <style:graphic-properties draw:stroke="none" svg:stroke-color="#000000" draw:fill="none" draw:fill-color="#ffffff" fo:min-height="3.6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4.481cm"/>
    </style:style>
    <style:style style:name="gr20" style:family="graphic" style:parent-style-name="standard">
      <style:graphic-properties draw:stroke="solid" svg:stroke-width="0cm" svg:stroke-color="#000000" draw:stroke-linejoin="round" svg:stroke-linecap="butt" draw:fill="solid" draw:fill-color="#ffffff"/>
    </style:style>
    <style:style style:name="gr21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.86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114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238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6.09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3.478cm" fo:padding-top="0cm" fo:padding-bottom="0cm" fo:padding-left="0cm" fo:padding-right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6.648cm"/>
    </style:style>
    <style:style style:name="gr28" style:family="graphic" style:parent-style-name="standard">
      <style:graphic-properties draw:textarea-horizontal-align="justify" draw:textarea-vertical-align="middle" draw:auto-grow-height="false" fo:min-height="5.287cm" fo:min-width="9.7cm"/>
    </style:style>
    <style:style style:name="gr29" style:family="graphic" style:parent-style-name="standard">
      <style:graphic-properties draw:textarea-horizontal-align="justify" draw:textarea-vertical-align="middle" draw:auto-grow-height="false" fo:min-height="0.35cm" fo:min-width="3.7cm"/>
    </style:style>
    <style:style style:name="gr30" style:family="graphic" style:parent-style-name="standard">
      <style:graphic-properties draw:textarea-horizontal-align="justify" draw:textarea-vertical-align="middle" draw:auto-grow-height="false" fo:min-height="0.55cm" fo:min-width="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7cm" fo:min-width="3.27cm"/>
    </style:style>
    <style:style style:name="gr32" style:family="graphic" style:parent-style-name="standard">
      <style:graphic-properties draw:textarea-horizontal-align="justify" draw:textarea-vertical-align="middle" draw:auto-grow-height="false" fo:min-height="0.75cm" fo:min-width="1.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4.9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3" fo:font-size="10pt" style:font-size-asian="10pt" style:font-size-complex="10pt"/>
    </style:style>
    <style:style style:name="P3" style:family="paragraph">
      <style:paragraph-properties fo:text-align="center"/>
      <style:text-properties style:font-name="Microsoft Sans Serif3"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10pt" style:font-size-asian="10pt" style:font-size-complex="10pt"/>
    </style:style>
    <style:style style:name="T1" style:family="text">
      <style:text-properties style:font-name="Microsoft Sans Serif3" fo:font-size="10pt" style:font-size-asian="10pt" style:font-size-complex="10pt"/>
    </style:style>
    <style:style style:name="T2" style:family="text">
      <style:text-properties style:font-name="Microsoft Sans Serif3" fo:font-size="12pt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Microsoft Sans Serif2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Microsoft Sans Serif6" fo:font-size="12pt" style:font-size-asian="12pt" style:font-name-complex="Microsoft Sans Serif6" style:font-size-complex="12pt"/>
    </style:style>
    <style:style style:name="T5" style:family="text">
      <style:text-properties fo:color="#000000" style:font-name="Microsoft Sans Serif6" fo:font-size="10pt" style:font-size-asian="10pt" style:font-name-complex="Microsoft Sans Serif6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47cm" svg:height="0.871cm" svg:x="1.053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947cm" svg:height="1.457cm" svg:x="1.253cm" svg:y="1.043cm">
          <draw:text-box>
            <text:p text:style-name="P1"><text:span text:style-name="T1">Calculate Royalties</text:span></text:p>
          </draw:text-box>
        </draw:frame>
        <draw:frame draw:style-name="gr3" draw:layer="layout" svg:width="4.926cm" svg:height="0.653cm" svg:x="0.3cm" svg:y="0.3cm">
          <draw:text-box>
            <text:p>(From View Royalties Items)</text:p>
          </draw:text-box>
        </draw:frame>
        <draw:line draw:style-name="gr4" draw:text-style-name="P1" draw:layer="layout" svg:x1="2.3cm" svg:y1="2cm" svg:x2="2.3cm" svg:y2="3.6cm">
          <text:p/>
        </draw:line>
        <draw:custom-shape draw:style-name="gr5" draw:text-style-name="P1" draw:layer="layout" svg:width="10.2cm" svg:height="6.237cm" svg:x="1cm" svg:y="3.663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cm" svg:y1="4.263cm" svg:x2="11.2cm" svg:y2="4.2cm">
          <text:p/>
        </draw:line>
        <draw:line draw:style-name="gr6" draw:text-style-name="P1" draw:layer="layout" svg:x1="10.569cm" svg:y1="3.686cm" svg:x2="11.2cm" svg:y2="4.23cm">
          <text:p/>
        </draw:line>
        <draw:line draw:style-name="gr6" draw:text-style-name="P1" draw:layer="layout" svg:x1="10.569cm" svg:y1="4.23cm" svg:x2="11.2cm" svg:y2="3.686cm">
          <text:p/>
        </draw:line>
        <draw:custom-shape draw:style-name="gr7" draw:text-style-name="P1" draw:layer="layout" svg:width="0.631cm" svg:height="0.311cm" svg:x="9.78cm" svg:y="3.84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31cm" svg:height="0.078cm" svg:x="9.78cm" svg:y="3.763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07cm" svg:y1="4.074cm" svg:x2="9.543cm" svg:y2="4.074cm">
          <text:p/>
        </draw:line>
        <draw:frame draw:style-name="gr9" draw:text-style-name="P3" draw:layer="layout" svg:width="4.6cm" svg:height="1.207cm" svg:x="3.5cm" svg:y="3.6cm">
          <draw:text-box>
            <text:p text:style-name="P1"><text:span text:style-name="T2">Add Royalty Item</text:span></text:p>
          </draw:text-box>
        </draw:frame>
        <draw:custom-shape draw:style-name="gr10" draw:text-style-name="P1" draw:layer="layout" svg:width="2.1cm" svg:height="0.571cm" svg:x="7.8cm" svg:y="5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947cm" svg:height="1.457cm" svg:x="7.8cm" svg:y="5.3cm">
          <draw:text-box>
            <text:p text:style-name="P1"><text:span text:style-name="T1">Calculate </text:span></text:p>
          </draw:text-box>
        </draw:frame>
        <draw:frame draw:style-name="gr11" draw:layer="layout" svg:width="3.918cm" svg:height="0.653cm" svg:x="2.082cm" svg:y="2.247cm">
          <draw:text-box>
            <text:p>Opens in new window</text:p>
          </draw:text-box>
        </draw:frame>
        <draw:custom-shape draw:style-name="gr12" draw:text-style-name="P4" draw:layer="layout" svg:width="1.3cm" svg:height="0.6cm" svg:x="1.3cm" svg:y="4.3cm">
          <text:p text:style-name="P4">Date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3cm" svg:height="0.6cm" svg:x="1.3cm" svg:y="5.1cm">
          <text:p text:style-name="P4">Insert WholeSalePrice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3cm" svg:height="0.6cm" svg:x="1.3cm" svg:y="5.9cm">
          <text:p text:style-name="P4">Insert Quantity Sold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4cm" svg:height="0.6cm" svg:x="7.7cm" svg:y="4.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2.6cm" svg:y1="5.2cm" svg:x2="11.1cm" svg:y2="4.8cm">
          <text:p/>
        </draw:line>
        <draw:custom-shape draw:style-name="gr13" draw:text-style-name="P4" draw:layer="layout" svg:width="4.3cm" svg:height="0.6cm" svg:x="1.3cm" svg:y="7.5cm">
          <text:p>Insert Currency ($, £, <text:span text:style-name="T3">€)</text:span> 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3cm" svg:height="0.6cm" svg:x="1.3cm" svg:y="8.3cm">
          <text:p>Insert Exchange rate from £</text:p>
          <draw:enhanced-geometry svg:viewBox="0 0 21600 21600" draw:type="rectangle" draw:enhanced-path="M 0 0 L 21600 0 21600 21600 0 21600 0 0 Z N"/>
        </draw:custom-shape>
        <draw:frame draw:style-name="gr15" draw:layer="layout" svg:width="4.3cm" svg:height="1.457cm" svg:x="11.8cm" svg:y="5.5cm">
          <draw:text-box>
            <text:p>NetPubComp appears here upon calculation</text:p>
            <text:p/>
          </draw:text-box>
        </draw:frame>
        <draw:custom-shape draw:style-name="gr16" draw:text-style-name="P1" draw:layer="layout" svg:width="2.1cm" svg:height="0.8cm" svg:x="7.8cm" svg:y="6cm">
          <text:p text:style-name="P1">Add To </text:p>
          <text:p text:style-name="P1">Database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9cm" svg:y1="6.6cm" svg:x2="9.9cm" svg:y2="11.2cm">
          <text:p/>
        </draw:line>
        <draw:custom-shape draw:style-name="gr17" draw:text-style-name="P4" draw:layer="layout" svg:width="2.9cm" svg:height="0.6cm" svg:x="2.7cm" svg:y="4.3cm">
          <text:p text:style-name="P4"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7cm" svg:y1="2.8cm" svg:x2="5.7cm" svg:y2="4.8cm">
          <text:p/>
        </draw:line>
        <draw:frame draw:style-name="gr18" draw:layer="layout" svg:width="3.5cm" svg:height="3.869cm" svg:x="9cm" svg:y="1.9cm">
          <draw:text-box>
            <text:p>Date appears here upon selection</text:p>
          </draw:text-box>
        </draw:frame>
        <draw:line draw:style-name="gr4" draw:text-style-name="P1" draw:layer="layout" svg:x1="8.4cm" svg:y1="1.4cm" svg:x2="2.6cm" svg:y2="4.3cm">
          <text:p/>
        </draw:line>
        <draw:frame draw:style-name="gr19" draw:layer="layout" svg:width="4.981cm" svg:height="0.653cm" svg:x="6.5cm" svg:y="0.7cm">
          <draw:text-box>
            <text:p>Calendar opens for selection</text:p>
          </draw:text-box>
        </draw:frame>
        <draw:polygon draw:style-name="gr20" draw:layer="layout" svg:width="6.301cm" svg:height="3.2cm" svg:x="7.851cm" svg:y="11.151cm" svg:viewBox="0 0 6302 3201" draw:points="3151,3201 0,3201 0,0 6302,0 6302,3201">
          <text:p/>
        </draw:polygon>
        <draw:polygon draw:style-name="gr20" draw:layer="layout" svg:width="4.3cm" svg:height="0.6cm" svg:x="9.051cm" svg:y="12.749cm" svg:viewBox="0 0 4301 601" draw:points="2152,601 0,601 0,0 4301,0 4301,601">
          <text:p/>
        </draw:polygon>
        <draw:line draw:style-name="gr21" draw:layer="layout" svg:x1="13.521cm" svg:y1="11.151cm" svg:x2="14.153cm" svg:y2="11.695cm">
          <text:p/>
        </draw:line>
        <draw:line draw:style-name="gr21" draw:layer="layout" svg:x1="13.521cm" svg:y1="11.695cm" svg:x2="14.153cm" svg:y2="11.151cm">
          <text:p/>
        </draw:line>
        <draw:polygon draw:style-name="gr20" draw:layer="layout" svg:width="0.632cm" svg:height="0.31cm" svg:x="12.73cm" svg:y="11.303cm" svg:viewBox="0 0 633 311" draw:points="319,311 0,311 0,0 633,0 633,311">
          <text:p/>
        </draw:polygon>
        <draw:polygon draw:style-name="gr20" draw:layer="layout" svg:width="0.632cm" svg:height="0.078cm" svg:x="12.73cm" svg:y="11.225cm" svg:viewBox="0 0 633 79" draw:points="319,79 0,79 0,0 633,0 633,79">
          <text:p/>
        </draw:polygon>
        <draw:line draw:style-name="gr21" draw:layer="layout" svg:x1="12.021cm" svg:y1="11.539cm" svg:x2="12.494cm" svg:y2="11.539cm">
          <text:p/>
        </draw:line>
        <draw:line draw:style-name="gr21" draw:layer="layout" svg:x1="14.152cm" svg:y1="11.751cm" svg:x2="7.851cm" svg:y2="11.751cm">
          <text:p/>
        </draw:line>
        <draw:frame draw:style-name="gr22" draw:text-style-name="P6" draw:layer="layout" svg:width="1.865cm" svg:height="0.479cm" svg:x="9.301cm" svg:y="12.81cm">
          <draw:text-box>
            <text:p text:style-name="P5"><text:span text:style-name="T4">Password</text:span></text:p>
          </draw:text-box>
        </draw:frame>
        <draw:polygon draw:style-name="gr20" draw:layer="layout" svg:width="1.803cm" svg:height="0.667cm" svg:x="10.25cm" svg:y="13.55cm" svg:viewBox="0 0 1804 668" draw:points="901,668 0,668 0,0 1804,0 1804,668">
          <text:p/>
        </draw:polygon>
        <draw:frame draw:style-name="gr23" draw:text-style-name="P6" draw:layer="layout" svg:width="2.114cm" svg:height="0.479cm" svg:x="9.301cm" svg:y="11.272cm">
          <draw:text-box>
            <text:p text:style-name="P5"><text:span text:style-name="T4">Verification</text:span></text:p>
          </draw:text-box>
        </draw:frame>
        <draw:frame draw:style-name="gr24" draw:text-style-name="P7" draw:layer="layout" svg:width="1.238cm" svg:height="0.403cm" svg:x="10.603cm" svg:y="13.662cm">
          <draw:text-box>
            <text:p text:style-name="P5"><text:span text:style-name="T5">Confirm</text:span></text:p>
          </draw:text-box>
        </draw:frame>
        <draw:frame draw:style-name="gr25" draw:text-style-name="P7" draw:layer="layout" svg:width="6.098cm" svg:height="0.403cm" svg:x="8.102cm" svg:y="11.976cm">
          <draw:text-box>
            <text:p text:style-name="P5"><text:span text:style-name="T5">Insert password to confirm all changes.</text:span></text:p>
          </draw:text-box>
        </draw:frame>
        <draw:frame draw:style-name="gr26" draw:text-style-name="P7" draw:layer="layout" svg:width="3.478cm" svg:height="0.403cm" svg:x="10.2cm" svg:y="10.397cm">
          <draw:text-box>
            <text:p text:style-name="P5"><text:span text:style-name="T5">Opens in New window</text:span></text:p>
          </draw:text-box>
        </draw:frame>
        <draw:line draw:style-name="gr4" draw:text-style-name="P1" draw:layer="layout" svg:x1="11.5cm" svg:y1="14.3cm" svg:x2="11.5cm" svg:y2="15.1cm">
          <text:p/>
        </draw:line>
        <draw:frame draw:style-name="gr27" draw:layer="layout" svg:width="7.148cm" svg:height="0.653cm" svg:x="7.9cm" svg:y="15.1cm">
          <draw:text-box>
            <text:p>Back to View Royalties/Book Invoice Items</text:p>
          </draw:text-box>
        </draw:frame>
        <draw:custom-shape draw:style-name="gr28" draw:text-style-name="P1" draw:layer="layout" svg:width="10.2cm" svg:height="5.537cm" svg:x="1cm" svg:y="16.263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cm" svg:y1="16.863cm" svg:x2="11.2cm" svg:y2="16.8cm">
          <text:p/>
        </draw:line>
        <draw:line draw:style-name="gr6" draw:text-style-name="P1" draw:layer="layout" svg:x1="10.569cm" svg:y1="16.286cm" svg:x2="11.2cm" svg:y2="16.83cm">
          <text:p/>
        </draw:line>
        <draw:line draw:style-name="gr6" draw:text-style-name="P1" draw:layer="layout" svg:x1="10.569cm" svg:y1="16.83cm" svg:x2="11.2cm" svg:y2="16.286cm">
          <text:p/>
        </draw:line>
        <draw:custom-shape draw:style-name="gr7" draw:text-style-name="P1" draw:layer="layout" svg:width="0.631cm" svg:height="0.311cm" svg:x="9.78cm" svg:y="16.44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31cm" svg:height="0.078cm" svg:x="9.78cm" svg:y="16.363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07cm" svg:y1="16.674cm" svg:x2="9.543cm" svg:y2="16.674cm">
          <text:p/>
        </draw:line>
        <draw:frame draw:style-name="gr9" draw:text-style-name="P3" draw:layer="layout" svg:width="4.6cm" svg:height="1.207cm" svg:x="3.5cm" svg:y="16.2cm">
          <draw:text-box>
            <text:p text:style-name="P1"><text:span text:style-name="T2">Add Invoice Item</text:span></text:p>
          </draw:text-box>
        </draw:frame>
        <draw:custom-shape draw:style-name="gr1" draw:text-style-name="P1" draw:layer="layout" svg:width="2.447cm" svg:height="0.871cm" svg:x="7.5cm" svg:y="19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947cm" svg:height="1.457cm" svg:x="7.7cm" svg:y="19.3cm">
          <draw:text-box>
            <text:p text:style-name="P1"><text:span text:style-name="T1">Calculate </text:span></text:p>
          </draw:text-box>
        </draw:frame>
        <draw:custom-shape draw:style-name="gr12" draw:text-style-name="P4" draw:layer="layout" svg:width="1.3cm" svg:height="0.6cm" svg:x="1.3cm" svg:y="17cm">
          <text:p text:style-name="P4">Date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3cm" svg:height="0.6cm" svg:x="1.3cm" svg:y="17.8cm">
          <text:p text:style-name="P4">Insert Quantity Bought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4.2cm" svg:height="0.6cm" svg:x="1.3cm" svg:y="18.6cm">
          <text:p text:style-name="P4">Insert Invoice Discount %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4cm" svg:height="0.6cm" svg:x="7cm" svg:y="18.3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8cm" svg:y1="18.6cm" svg:x2="10.4cm" svg:y2="18.7cm">
          <text:p/>
        </draw:line>
        <draw:custom-shape draw:style-name="gr13" draw:text-style-name="P4" draw:layer="layout" svg:width="4.3cm" svg:height="0.6cm" svg:x="1.3cm" svg:y="19.4cm">
          <text:p text:style-name="P4">Enter ISBN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5cm" svg:height="0.8cm" svg:x="7.5cm" svg:y="20.5cm">
          <text:p text:style-name="P1">Add To </text:p>
          <text:p text:style-name="P1">Database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2.9cm" svg:height="0.6cm" svg:x="2.7cm" svg:y="1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3cm" svg:height="0.6cm" svg:x="1.3cm" svg:y="9.1cm">
          <text:p text:style-name="P4">Insert ISBN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3cm" svg:height="0.6cm" svg:x="1.3cm" svg:y="6.7cm">
          <text:p text:style-name="P1">Insert Royalty Discount %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3cm" svg:height="0.6cm" svg:x="1.3cm" svg:y="20.2cm">
          <text:p text:style-name="P4">Shipping Type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3cm" svg:height="0.6cm" svg:x="1.3cm" svg:y="21cm">
          <text:p text:style-name="P4">Enter Shipping Price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3cm" svg:height="0.6cm" svg:x="1.3cm" svg:y="9.1cm">
          <text:p text:style-name="P4">Insert ISBN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35cm" svg:y1="20.5cm" svg:x2="5.35cm" svg:y2="20.7cm">
          <text:p/>
        </draw:line>
        <draw:line draw:style-name="gr6" draw:text-style-name="P1" draw:layer="layout" svg:x1="5.05cm" svg:y1="20.2cm" svg:x2="5.05cm" svg:y2="20.8cm">
          <text:p/>
        </draw:line>
        <draw:line draw:style-name="gr4" draw:text-style-name="P1" draw:layer="layout" svg:x1="12.4cm" svg:y1="20cm" svg:x2="5.7cm" svg:y2="20.4cm">
          <text:p/>
        </draw:line>
        <draw:frame draw:style-name="gr31" draw:layer="layout" svg:width="3.77cm" svg:height="1.457cm" svg:x="12.387cm" svg:y="19.245cm">
          <draw:text-box>
            <text:p>Rush, Premium, </text:p>
            <text:p>Standard, Economy, </text:p>
            <text:p>International</text:p>
          </draw:text-box>
        </draw:frame>
        <draw:frame draw:style-name="gr15" draw:layer="layout" svg:width="4.8cm" svg:height="1.457cm" svg:x="11.7cm" svg:y="18cm">
          <draw:text-box>
            <text:p>Invoice Payment appears here once calculated</text:p>
          </draw:text-box>
        </draw:frame>
        <draw:custom-shape draw:style-name="gr32" draw:text-style-name="P1" draw:layer="layout" svg:width="2.3cm" svg:height="1cm" svg:x="1.2cm" svg:y="14.5cm">
          <text:p text:style-name="P1">Calculate</text:p>
          <text:p text:style-name="P1">Book Invoice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1cm" svg:y1="15.5cm" svg:x2="2.1cm" svg:y2="16.3cm">
          <text:p/>
        </draw:line>
        <draw:frame draw:style-name="gr33" draw:layer="layout" svg:width="5.48cm" svg:height="0.653cm" svg:x="0.8cm" svg:y="13.947cm">
          <draw:text-box>
            <text:p>(From View Book Invoice Items)</text:p>
          </draw:text-box>
        </draw:frame>
        <draw:line draw:style-name="gr6" draw:text-style-name="P1" draw:layer="layout" svg:x1="10cm" svg:y1="21cm" svg:x2="16cm" svg:y2="21cm">
          <text:p/>
        </draw:line>
        <draw:line draw:style-name="gr6" draw:text-style-name="P1" draw:layer="layout" svg:x1="16cm" svg:y1="21cm" svg:x2="16cm" svg:y2="14.2cm">
          <text:p/>
        </draw:line>
        <draw:line draw:style-name="gr4" draw:text-style-name="P1" draw:layer="layout" svg:x1="16cm" svg:y1="14.2cm" svg:x2="14cm" svg:y2="14.2cm">
          <text:p/>
        </draw:line>
        <draw:frame draw:style-name="gr11" draw:layer="layout" svg:width="3.918cm" svg:height="0.653cm" svg:x="2.482cm" svg:y="15.547cm">
          <draw:text-box>
            <text:p>Opens in new window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icrosoft Sans Serif6" svg:font-family="'Microsoft Sans Serif'"/>
    <style:font-face style:name="Microsoft Sans Serif5" svg:font-family="'Microsoft Sans Serif'" style:font-adornments="Regular"/>
    <style:font-face style:name="Mangal1" svg:font-family="Mangal" style:font-pitch="variable"/>
    <style:font-face style:name="Microsoft Sans Serif7" svg:font-family="'Microsoft Sans Serif'" style:font-pitch="variable"/>
    <style:font-face style:name="Microsoft Sans Serif4" svg:font-family="'Microsoft Sans Serif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adornments="Regular" style:font-family-generic="roman" style:font-pitch="variable"/>
    <style:font-face style:name="Microsoft Sans Serif3" svg:font-family="'Microsoft Sans Serif'" style:font-family-generic="swiss" style:font-pitch="variable"/>
    <style:font-face style:name="Microsoft Sans Serif2" svg:font-family="'Microsoft Sans Serif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icrosoft Sans Serif2" fo:font-family="'Microsoft Sans Serif'" style:font-style-name="Regular" style:font-family-generic="swiss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3T18:08:10.363000000</meta:creation-date>
    <dc:date>2014-12-05T19:21:47.239000000</dc:date>
    <meta:editing-duration>PT1H3M8S</meta:editing-duration>
    <meta:editing-cycles>20</meta:editing-cycles>
    <meta:generator>LibreOffice/4.3.2.2$Windows_x86 LibreOffice_project/edfb5295ba211bd31ad47d0bad0118690f76407d</meta:generator>
    <meta:document-statistic meta:object-count="81"/>
  </office:meta>
</office:document-meta>
</file>